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0678a" officeooo:paragraph-rsid="0000678a"/>
    </style:style>
    <style:style style:name="P2" style:family="paragraph" style:parent-style-name="Standard">
      <style:text-properties officeooo:rsid="0000678a" officeooo:paragraph-rsid="0000678a"/>
    </style:style>
    <style:style style:name="P3" style:family="paragraph" style:parent-style-name="Standard" style:list-style-name="L3">
      <style:text-properties officeooo:rsid="0000678a" officeooo:paragraph-rsid="0000678a"/>
    </style:style>
    <style:style style:name="P4" style:family="paragraph" style:parent-style-name="Standard" style:list-style-name="L3">
      <style:text-properties officeooo:rsid="0000f630" officeooo:paragraph-rsid="0000f6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list xml:id="list82536412" text:style-name="L3">
        <text:list-item>
          <text:p text:style-name="P3">otwieranie I zamykanie ekwipunku</text:p>
        </text:list-item>
        <text:list-item>
          <text:p text:style-name="P4">zapisywanie zawartości ekwipunku po zamknieciu</text:p>
        </text:list-item>
      </text:list>
      <text:list xml:id="list2291008589" text:style-name="L1">
        <text:list-item>
          <text:p text:style-name="P1">Umieszczenie elementu w ekwipunku po zebraniu</text:p>
        </text:list-item>
        <text:list-item>
          <text:p text:style-name="P1">licznik elementów tego samego rodzaju w ekwipunku</text:p>
        </text:list-item>
        <text:list-item>
          <text:p text:style-name="P1">klikanie I przenoszenie elementów pomiędzy slotami w ekwipunku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12-13T03:06:21.926000000</dc:date>
    <meta:editing-duration>PT56M19S</meta:editing-duration>
    <meta:editing-cycles>1</meta:editing-cycles>
    <meta:document-statistic meta:table-count="0" meta:image-count="0" meta:object-count="0" meta:page-count="1" meta:paragraph-count="5" meta:word-count="35" meta:character-count="239" meta:non-whitespace-character-count="214"/>
  </office:meta>
</office:document-meta>
</file>